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28in"/>
    </style:style>
    <style:style style:name="co2" style:family="table-column">
      <style:table-column-properties fo:break-before="auto" style:column-width="0.7598in"/>
    </style:style>
    <style:style style:name="co3" style:family="table-column">
      <style:table-column-properties fo:break-before="auto" style:column-width="1.5744in"/>
    </style:style>
    <style:style style:name="co4" style:family="table-column">
      <style:table-column-properties fo:break-before="auto" style:column-width="0.8256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2555in"/>
    </style:style>
    <style:style style:name="co7" style:family="table-column">
      <style:table-column-properties fo:break-before="auto" style:column-width="0.4953in"/>
    </style:style>
    <style:style style:name="co8" style:family="table-column">
      <style:table-column-properties fo:break-before="auto" style:column-width="1.7071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1.9929in"/>
    </style:style>
    <style:style style:name="co11" style:family="table-column">
      <style:table-column-properties fo:break-before="auto" style:column-width="2.2134in"/>
    </style:style>
    <style:style style:name="co12" style:family="table-column">
      <style:table-column-properties fo:break-before="auto" style:column-width="2.048in"/>
    </style:style>
    <style:style style:name="co13" style:family="table-column">
      <style:table-column-properties fo:break-before="auto" style:column-width="1.2661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0902in"/>
    </style:style>
    <style:style style:name="co16" style:family="table-column">
      <style:table-column-properties fo:break-before="auto" style:column-width="1.1339in"/>
    </style:style>
    <style:style style:name="co17" style:family="table-column">
      <style:table-column-properties fo:break-before="auto" style:column-width="6.5957in"/>
    </style:style>
    <style:style style:name="co18" style:family="table-column">
      <style:table-column-properties fo:break-before="auto" style:column-width="0.8917in"/>
    </style:style>
    <style:style style:name="co19" style:family="table-column">
      <style:table-column-properties fo:break-before="auto" style:column-width="1.9047in"/>
    </style:style>
    <style:style style:name="co20" style:family="table-column">
      <style:table-column-properties fo:break-before="auto" style:column-width="6.3319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132">
      <style:table-cell-properties fo:padding="0.028in"/>
    </style:style>
    <style:style style:name="ce4" style:family="table-cell" style:parent-style-name="Default" style:data-style-name="N100">
      <style:table-cell-properties fo:padding="0.028in"/>
    </style:style>
    <style:style style:name="ce5" style:family="table-cell" style:parent-style-name="Default" style:data-style-name="N0">
      <style:table-cell-properties fo:padding="0.028in"/>
    </style:style>
    <style:style style:name="ce6" style:family="table-cell" style:parent-style-name="Default" style:data-style-name="N4">
      <style:table-cell-properties fo:padding="0.028in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8" style:family="table-cell" style:parent-style-name="Default" style:data-style-name="N5">
      <style:table-cell-properties fo:padding="0.028in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8" table:default-cell-style-name="ce4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8" table:default-cell-style-name="ce6"/>
        <table:table-column table:style-name="co18" table:default-cell-style-name="ce7"/>
        <table:table-column table:style-name="co18" table:number-columns-repeated="236" table:default-cell-style-name="ce2"/>
        <table:table-column table:style-name="co18" table:number-columns-repeated="767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3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])" office:value-type="string" office:string-value="0000000000000000000002000" calcext:value-type="string">
            <text:p>0000000000000000000002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000" calcext:value-type="float">
            <text:p>2000</text:p>
          </table:table-cell>
          <table:table-cell office:value-type="float" office:value="63028.33" calcext:value-type="float">
            <text:p>63,028.3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])" office:value-type="string" office:string-value="0000000000000000000002903" calcext:value-type="string">
            <text:p>0000000000000000000002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903" calcext:value-type="float">
            <text:p>2903</text:p>
          </table:table-cell>
          <table:table-cell office:value-type="float" office:value="29477.74" calcext:value-type="float">
            <text:p>29,477.74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])" office:value-type="string" office:string-value="0000000000000000000002303" calcext:value-type="string">
            <text:p>0000000000000000000002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303" calcext:value-type="float">
            <text:p>2303</text:p>
          </table:table-cell>
          <table:table-cell office:value-type="float" office:value="8251.2" calcext:value-type="float">
            <text:p>8,251.20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])" office:value-type="string" office:string-value="0000000000000000000002003" calcext:value-type="string">
            <text:p>0000000000000000000002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003" calcext:value-type="float">
            <text:p>2003</text:p>
          </table:table-cell>
          <table:table-cell office:value-type="float" office:value="47688.71" calcext:value-type="float">
            <text:p>47,688.71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])" office:value-type="string" office:string-value="0000000000000000000003003" calcext:value-type="string">
            <text:p>0000000000000000000003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003" calcext:value-type="float">
            <text:p>3003</text:p>
          </table:table-cell>
          <table:table-cell office:value-type="float" office:value="39627.66" calcext:value-type="float">
            <text:p>39,627.66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8])" office:value-type="string" office:string-value="0000000000000000000003500" calcext:value-type="string">
            <text:p>0000000000000000000003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500" calcext:value-type="float">
            <text:p>3500</text:p>
          </table:table-cell>
          <table:table-cell office:value-type="float" office:value="21050.15" calcext:value-type="float">
            <text:p>21,050.15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9])" office:value-type="string" office:string-value="0000000000000000000004509" calcext:value-type="string">
            <text:p>0000000000000000000004509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509" calcext:value-type="float">
            <text:p>4509</text:p>
          </table:table-cell>
          <table:table-cell office:value-type="float" office:value="24268.91" calcext:value-type="float">
            <text:p>24,268.91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0])" office:value-type="string" office:string-value="0000000000000000000003800" calcext:value-type="string">
            <text:p>0000000000000000000003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800" calcext:value-type="float">
            <text:p>3800</text:p>
          </table:table-cell>
          <table:table-cell office:value-type="float" office:value="4043.9" calcext:value-type="float">
            <text:p>4,043.90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])" office:value-type="string" office:string-value="0000000000000000000001100" calcext:value-type="string">
            <text:p>0000000000000000000001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1100" calcext:value-type="float">
            <text:p>1100</text:p>
          </table:table-cell>
          <table:table-cell office:value-type="float" office:value="26940.9" calcext:value-type="float">
            <text:p>26,940.90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2])" office:value-type="string" office:string-value="0000000000000000000002802" calcext:value-type="string">
            <text:p>0000000000000000000002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802" calcext:value-type="float">
            <text:p>2802</text:p>
          </table:table-cell>
          <table:table-cell office:value-type="float" office:value="6151.1" calcext:value-type="float">
            <text:p>6,151.10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3])" office:value-type="string" office:string-value="0000000000000000000002501" calcext:value-type="string">
            <text:p>00000000000000000000025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501" calcext:value-type="float">
            <text:p>2501</text:p>
          </table:table-cell>
          <table:table-cell office:value-type="float" office:value="16838.45" calcext:value-type="float">
            <text:p>16,838.45</text:p>
          </table:table-cell>
          <table:table-cell office:value-type="float" office:value="11" calcext:value-type="float">
            <text:p>1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4])" office:value-type="string" office:string-value="0000000000000000000003203" calcext:value-type="string">
            <text:p>0000000000000000000003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203" calcext:value-type="float">
            <text:p>3203</text:p>
          </table:table-cell>
          <table:table-cell office:value-type="float" office:value="47836.56" calcext:value-type="float">
            <text:p>47,836.56</text:p>
          </table:table-cell>
          <table:table-cell office:value-type="float" office:value="12" calcext:value-type="float">
            <text:p>1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15])" office:value-type="string" office:string-value="0000000000000000000004501" calcext:value-type="string">
            <text:p>00000000000000000000045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501" calcext:value-type="float">
            <text:p>4501</text:p>
          </table:table-cell>
          <table:table-cell office:value-type="float" office:value="19704.95" calcext:value-type="float">
            <text:p>19,704.95</text:p>
          </table:table-cell>
          <table:table-cell office:value-type="float" office:value="13" calcext:value-type="float">
            <text:p>1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6])" office:value-type="string" office:string-value="0000000000000000000002902" calcext:value-type="string">
            <text:p>0000000000000000000002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902" calcext:value-type="float">
            <text:p>2902</text:p>
          </table:table-cell>
          <table:table-cell office:value-type="float" office:value="26947.25" calcext:value-type="float">
            <text:p>26,947.25</text:p>
          </table:table-cell>
          <table:table-cell office:value-type="float" office:value="14" calcext:value-type="float">
            <text:p>1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CONCATENATE(&quot;000000000000000000000&quot;;[.S17])" office:value-type="string" office:string-value="0000000000000000000002701" calcext:value-type="string">
            <text:p>0000000000000000000002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701" calcext:value-type="float">
            <text:p>2701</text:p>
          </table:table-cell>
          <table:table-cell office:value-type="float" office:value="14023.05" calcext:value-type="float">
            <text:p>14,023.05</text:p>
          </table:table-cell>
          <table:table-cell office:value-type="float" office:value="15" calcext:value-type="float">
            <text:p>1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8])" office:value-type="string" office:string-value="0000000000000000000002808" calcext:value-type="string">
            <text:p>00000000000000000000028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808" calcext:value-type="float">
            <text:p>2808</text:p>
          </table:table-cell>
          <table:table-cell office:value-type="float" office:value="5019.5" calcext:value-type="float">
            <text:p>5,019.50</text:p>
          </table:table-cell>
          <table:table-cell office:value-type="float" office:value="16" calcext:value-type="float">
            <text:p>1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9])" office:value-type="string" office:string-value="0000000000000000000002102" calcext:value-type="string">
            <text:p>0000000000000000000002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102" calcext:value-type="float">
            <text:p>2102</text:p>
          </table:table-cell>
          <table:table-cell office:value-type="float" office:value="8820.95" calcext:value-type="float">
            <text:p>8,820.95</text:p>
          </table:table-cell>
          <table:table-cell office:value-type="float" office:value="17" calcext:value-type="float">
            <text:p>1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20])" office:value-type="string" office:string-value="0000000000000000000004503" calcext:value-type="string">
            <text:p>0000000000000000000004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503" calcext:value-type="float">
            <text:p>4503</text:p>
          </table:table-cell>
          <table:table-cell office:value-type="float" office:value="98866.57" calcext:value-type="float">
            <text:p>98,866.57</text:p>
          </table:table-cell>
          <table:table-cell office:value-type="float" office:value="18" calcext:value-type="float">
            <text:p>1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1])" office:value-type="string" office:string-value="0000000000000000000001200" calcext:value-type="string">
            <text:p>0000000000000000000001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1200" calcext:value-type="float">
            <text:p>1200</text:p>
          </table:table-cell>
          <table:table-cell office:value-type="float" office:value="21452.35" calcext:value-type="float">
            <text:p>21,452.35</text:p>
          </table:table-cell>
          <table:table-cell office:value-type="float" office:value="19" calcext:value-type="float">
            <text:p>1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2])" office:value-type="string" office:string-value="0000000000000000000003304" calcext:value-type="string">
            <text:p>0000000000000000000003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304" calcext:value-type="float">
            <text:p>3304</text:p>
          </table:table-cell>
          <table:table-cell office:value-type="float" office:value="40497.21" calcext:value-type="float">
            <text:p>40,497.21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3])" office:value-type="string" office:string-value="0000000000000000000002502" calcext:value-type="string">
            <text:p>0000000000000000000002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502" calcext:value-type="float">
            <text:p>2502</text:p>
          </table:table-cell>
          <table:table-cell office:value-type="float" office:value="16447.75" calcext:value-type="float">
            <text:p>16,447.75</text:p>
          </table:table-cell>
          <table:table-cell office:value-type="float" office:value="21" calcext:value-type="float">
            <text:p>2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4])" office:value-type="string" office:string-value="0000000000000000000002600" calcext:value-type="string">
            <text:p>0000000000000000000002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600" calcext:value-type="float">
            <text:p>2600</text:p>
          </table:table-cell>
          <table:table-cell office:value-type="float" office:value="13087.2" calcext:value-type="float">
            <text:p>13,087.20</text:p>
          </table:table-cell>
          <table:table-cell office:value-type="float" office:value="22" calcext:value-type="float">
            <text:p>2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25])" office:value-type="string" office:string-value="0000000000000000000004502" calcext:value-type="string">
            <text:p>0000000000000000000004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502" calcext:value-type="float">
            <text:p>4502</text:p>
          </table:table-cell>
          <table:table-cell office:value-type="float" office:value="13930.78" calcext:value-type="float">
            <text:p>13,930.78</text:p>
          </table:table-cell>
          <table:table-cell office:value-type="float" office:value="23" calcext:value-type="float">
            <text:p>2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26])" office:value-type="string" office:string-value="0000000000000000000003400" calcext:value-type="string">
            <text:p>0000000000000000000003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400" calcext:value-type="float">
            <text:p>3400</text:p>
          </table:table-cell>
          <table:table-cell office:value-type="float" office:value="20757.85" calcext:value-type="float">
            <text:p>20,757.85</text:p>
          </table:table-cell>
          <table:table-cell office:value-type="float" office:value="24" calcext:value-type="float">
            <text:p>2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27])" office:value-type="string" office:string-value="0000000000000000000004200" calcext:value-type="string">
            <text:p>0000000000000000000004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200" calcext:value-type="float">
            <text:p>4200</text:p>
          </table:table-cell>
          <table:table-cell office:value-type="float" office:value="11714.6" calcext:value-type="float">
            <text:p>11,714.60</text:p>
          </table:table-cell>
          <table:table-cell office:value-type="float" office:value="25" calcext:value-type="float">
            <text:p>2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8])" office:value-type="string" office:string-value="0000000000000000000002503" calcext:value-type="string">
            <text:p>0000000000000000000002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503" calcext:value-type="float">
            <text:p>2503</text:p>
          </table:table-cell>
          <table:table-cell office:value-type="float" office:value="33628.18" calcext:value-type="float">
            <text:p>33,628.18</text:p>
          </table:table-cell>
          <table:table-cell office:value-type="float" office:value="26" calcext:value-type="float">
            <text:p>2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29])" office:value-type="string" office:string-value="0000000000000000000004201" calcext:value-type="string">
            <text:p>0000000000000000000004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201" calcext:value-type="float">
            <text:p>4201</text:p>
          </table:table-cell>
          <table:table-cell office:value-type="float" office:value="31580.85" calcext:value-type="float">
            <text:p>31,580.85</text:p>
          </table:table-cell>
          <table:table-cell office:value-type="float" office:value="27" calcext:value-type="float">
            <text:p>2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CONCATENATE(&quot;000000000000000000000&quot;;[.S30])" office:value-type="string" office:string-value="0000000000000000000004602" calcext:value-type="string">
            <text:p>0000000000000000000004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602" calcext:value-type="float">
            <text:p>4602</text:p>
          </table:table-cell>
          <table:table-cell office:value-type="float" office:value="5666.15" calcext:value-type="float">
            <text:p>5,666.15</text:p>
          </table:table-cell>
          <table:table-cell office:value-type="float" office:value="28" calcext:value-type="float">
            <text:p>2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31])" office:value-type="string" office:string-value="0000000000000000000002806" calcext:value-type="string">
            <text:p>00000000000000000000028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806" calcext:value-type="float">
            <text:p>2806</text:p>
          </table:table-cell>
          <table:table-cell office:value-type="float" office:value="8224.8" calcext:value-type="float">
            <text:p>8,224.80</text:p>
          </table:table-cell>
          <table:table-cell office:value-type="float" office:value="29" calcext:value-type="float">
            <text:p>2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2])" office:value-type="string" office:string-value="0000000000000000000003104" calcext:value-type="string">
            <text:p>00000000000000000000031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104" calcext:value-type="float">
            <text:p>3104</text:p>
          </table:table-cell>
          <table:table-cell office:value-type="float" office:value="70421.45" calcext:value-type="float">
            <text:p>70,421.45</text:p>
          </table:table-cell>
          <table:table-cell office:value-type="float" office:value="30" calcext:value-type="float">
            <text:p>3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3])" office:value-type="string" office:string-value="0000000000000000000002005" calcext:value-type="string">
            <text:p>00000000000000000000020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005" calcext:value-type="float">
            <text:p>2005</text:p>
          </table:table-cell>
          <table:table-cell office:value-type="float" office:value="15954.2" calcext:value-type="float">
            <text:p>15,954.20</text:p>
          </table:table-cell>
          <table:table-cell office:value-type="float" office:value="31" calcext:value-type="float">
            <text:p>3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4])" office:value-type="string" office:string-value="0000000000000000000003001" calcext:value-type="string">
            <text:p>0000000000000000000003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001" calcext:value-type="float">
            <text:p>3001</text:p>
          </table:table-cell>
          <table:table-cell office:value-type="float" office:value="56304.06" calcext:value-type="float">
            <text:p>56,304.06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5])" office:value-type="string" office:string-value="0000000000000000000003103" calcext:value-type="string">
            <text:p>0000000000000000000003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103" calcext:value-type="float">
            <text:p>3103</text:p>
          </table:table-cell>
          <table:table-cell office:value-type="float" office:value="14240.3" calcext:value-type="float">
            <text:p>14,240.30</text:p>
          </table:table-cell>
          <table:table-cell office:value-type="float" office:value="33" calcext:value-type="float">
            <text:p>3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6])" office:value-type="string" office:string-value="0000000000000000000002104" calcext:value-type="string">
            <text:p>00000000000000000000021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104" calcext:value-type="float">
            <text:p>2104</text:p>
          </table:table-cell>
          <table:table-cell office:value-type="float" office:value="1596.25" calcext:value-type="float">
            <text:p>1,596.25</text:p>
          </table:table-cell>
          <table:table-cell office:value-type="float" office:value="34" calcext:value-type="float">
            <text:p>3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37])" office:value-type="string" office:string-value="0000000000000000000004505" calcext:value-type="string">
            <text:p>00000000000000000000045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505" calcext:value-type="float">
            <text:p>4505</text:p>
          </table:table-cell>
          <table:table-cell office:value-type="float" office:value="44400.54" calcext:value-type="float">
            <text:p>44,400.54</text:p>
          </table:table-cell>
          <table:table-cell office:value-type="float" office:value="35" calcext:value-type="float">
            <text:p>3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38])" office:value-type="string" office:string-value="0000000000000000000003600" calcext:value-type="string">
            <text:p>0000000000000000000003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600" calcext:value-type="float">
            <text:p>3600</text:p>
          </table:table-cell>
          <table:table-cell office:value-type="float" office:value="13357" calcext:value-type="float">
            <text:p>13,357.00</text:p>
          </table:table-cell>
          <table:table-cell office:value-type="float" office:value="36" calcext:value-type="float">
            <text:p>3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39])" office:value-type="string" office:string-value="0000000000000000000003902" calcext:value-type="string">
            <text:p>0000000000000000000003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902" calcext:value-type="float">
            <text:p>3902</text:p>
          </table:table-cell>
          <table:table-cell office:value-type="float" office:value="9988.15" calcext:value-type="float">
            <text:p>9,988.15</text:p>
          </table:table-cell>
          <table:table-cell office:value-type="float" office:value="37" calcext:value-type="float">
            <text:p>3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formula="of:=CONCATENATE(&quot;000000000000000000000&quot;;[.S40])" office:value-type="string" office:string-value="0000000000000000000003701" calcext:value-type="string">
            <text:p>0000000000000000000003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701" calcext:value-type="float">
            <text:p>3701</text:p>
          </table:table-cell>
          <table:table-cell office:value-type="float" office:value="32199.4" calcext:value-type="float">
            <text:p>32,199.40</text:p>
          </table:table-cell>
          <table:table-cell office:value-type="float" office:value="38" calcext:value-type="float">
            <text:p>3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1])" office:value-type="string" office:string-value="0000000000000000000003200" calcext:value-type="string">
            <text:p>0000000000000000000003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200" calcext:value-type="float">
            <text:p>3200</text:p>
          </table:table-cell>
          <table:table-cell office:value-type="float" office:value="26992.36" calcext:value-type="float">
            <text:p>26,992.36</text:p>
          </table:table-cell>
          <table:table-cell office:value-type="float" office:value="39" calcext:value-type="float">
            <text:p>3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2])" office:value-type="string" office:string-value="0000000000000000000001301" calcext:value-type="string">
            <text:p>0000000000000000000001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1301" calcext:value-type="float">
            <text:p>1301</text:p>
          </table:table-cell>
          <table:table-cell office:value-type="float" office:value="16759.5" calcext:value-type="float">
            <text:p>16,759.50</text:p>
          </table:table-cell>
          <table:table-cell office:value-type="float" office:value="40" calcext:value-type="float">
            <text:p>4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43])" office:value-type="string" office:string-value="0000000000000000000004202" calcext:value-type="string">
            <text:p>0000000000000000000004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202" calcext:value-type="float">
            <text:p>4202</text:p>
          </table:table-cell>
          <table:table-cell office:value-type="float" office:value="33341.5" calcext:value-type="float">
            <text:p>33,341.50</text:p>
          </table:table-cell>
          <table:table-cell office:value-type="float" office:value="41" calcext:value-type="float">
            <text:p>4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44])" office:value-type="string" office:string-value="0000000000000000000004506" calcext:value-type="string">
            <text:p>00000000000000000000045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506" calcext:value-type="float">
            <text:p>4506</text:p>
          </table:table-cell>
          <table:table-cell office:value-type="float" office:value="15155.65" calcext:value-type="float">
            <text:p>15,155.65</text:p>
          </table:table-cell>
          <table:table-cell office:value-type="float" office:value="42" calcext:value-type="float">
            <text:p>4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5])" office:value-type="string" office:string-value="0000000000000000000002103" calcext:value-type="string">
            <text:p>0000000000000000000002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103" calcext:value-type="float">
            <text:p>2103</text:p>
          </table:table-cell>
          <table:table-cell office:value-type="float" office:value="16487.55" calcext:value-type="float">
            <text:p>16,487.55</text:p>
          </table:table-cell>
          <table:table-cell office:value-type="float" office:value="43" calcext:value-type="float">
            <text:p>4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46])" office:value-type="string" office:string-value="0000000000000000000004001" calcext:value-type="string">
            <text:p>0000000000000000000004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001" calcext:value-type="float">
            <text:p>4001</text:p>
          </table:table-cell>
          <table:table-cell office:value-type="float" office:value="5755.1" calcext:value-type="float">
            <text:p>5,755.10</text:p>
          </table:table-cell>
          <table:table-cell office:value-type="float" office:value="44" calcext:value-type="float">
            <text:p>4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7])" office:value-type="string" office:string-value="0000000000000000000003201" calcext:value-type="string">
            <text:p>0000000000000000000003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201" calcext:value-type="float">
            <text:p>3201</text:p>
          </table:table-cell>
          <table:table-cell office:value-type="float" office:value="183494.55" calcext:value-type="float">
            <text:p>183,494.55</text:p>
          </table:table-cell>
          <table:table-cell office:value-type="float" office:value="45" calcext:value-type="float">
            <text:p>4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8])" office:value-type="string" office:string-value="0000000000000000000001300" calcext:value-type="string">
            <text:p>0000000000000000000001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1300" calcext:value-type="float">
            <text:p>1300</text:p>
          </table:table-cell>
          <table:table-cell office:value-type="float" office:value="1219.4" calcext:value-type="float">
            <text:p>1,219.40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9])" office:value-type="string" office:string-value="0000000000000000000002905" calcext:value-type="string">
            <text:p>00000000000000000000029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905" calcext:value-type="float">
            <text:p>2905</text:p>
          </table:table-cell>
          <table:table-cell office:value-type="float" office:value="5552.3" calcext:value-type="float">
            <text:p>5,552.30</text:p>
          </table:table-cell>
          <table:table-cell office:value-type="float" office:value="47" calcext:value-type="float">
            <text:p>4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0])" office:value-type="string" office:string-value="0000000000000000000002200" calcext:value-type="string">
            <text:p>0000000000000000000002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200" calcext:value-type="float">
            <text:p>2200</text:p>
          </table:table-cell>
          <table:table-cell office:value-type="float" office:value="16863.35" calcext:value-type="float">
            <text:p>16,863.35</text:p>
          </table:table-cell>
          <table:table-cell office:value-type="float" office:value="48" calcext:value-type="float">
            <text:p>4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51])" office:value-type="string" office:string-value="0000000000000000000004500" calcext:value-type="string">
            <text:p>0000000000000000000004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500" calcext:value-type="float">
            <text:p>4500</text:p>
          </table:table-cell>
          <table:table-cell office:value-type="float" office:value="6640.75" calcext:value-type="float">
            <text:p>6,640.75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2])" office:value-type="string" office:string-value="0000000000000000000002106" calcext:value-type="string">
            <text:p>00000000000000000000021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106" calcext:value-type="float">
            <text:p>2106</text:p>
          </table:table-cell>
          <table:table-cell office:value-type="float" office:value="2394.5" calcext:value-type="float">
            <text:p>2,394.50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53])" office:value-type="string" office:string-value="0000000000000000000004800" calcext:value-type="string">
            <text:p>0000000000000000000004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800" calcext:value-type="float">
            <text:p>4800</text:p>
          </table:table-cell>
          <table:table-cell office:value-type="float" office:value="4270.95" calcext:value-type="float">
            <text:p>4,270.95</text:p>
          </table:table-cell>
          <table:table-cell office:value-type="float" office:value="51" calcext:value-type="float">
            <text:p>5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54])" office:value-type="string" office:string-value="0000000000000000000003601" calcext:value-type="string">
            <text:p>0000000000000000000003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601" calcext:value-type="float">
            <text:p>3601</text:p>
          </table:table-cell>
          <table:table-cell office:value-type="float" office:value="6166.05" calcext:value-type="float">
            <text:p>6,166.05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5])" office:value-type="string" office:string-value="0000000000000000000003305" calcext:value-type="string">
            <text:p>00000000000000000000033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305" calcext:value-type="float">
            <text:p>3305</text:p>
          </table:table-cell>
          <table:table-cell office:value-type="float" office:value="14155.2" calcext:value-type="float">
            <text:p>14,155.20</text:p>
          </table:table-cell>
          <table:table-cell office:value-type="float" office:value="53" calcext:value-type="float">
            <text:p>5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6])" office:value-type="string" office:string-value="0000000000000000000002304" calcext:value-type="string">
            <text:p>0000000000000000000002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304" calcext:value-type="float">
            <text:p>2304</text:p>
          </table:table-cell>
          <table:table-cell office:value-type="float" office:value="11394.1" calcext:value-type="float">
            <text:p>11,394.10</text:p>
          </table:table-cell>
          <table:table-cell office:value-type="float" office:value="54" calcext:value-type="float">
            <text:p>5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7])" office:value-type="string" office:string-value="0000000000000000000002602" calcext:value-type="string">
            <text:p>0000000000000000000002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602" calcext:value-type="float">
            <text:p>2602</text:p>
          </table:table-cell>
          <table:table-cell office:value-type="float" office:value="8124.6" calcext:value-type="float">
            <text:p>8,124.60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8])" office:value-type="string" office:string-value="0000000000000000000002901" calcext:value-type="string">
            <text:p>0000000000000000000002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901" calcext:value-type="float">
            <text:p>2901</text:p>
          </table:table-cell>
          <table:table-cell office:value-type="float" office:value="32819.62" calcext:value-type="float">
            <text:p>32,819.62</text:p>
          </table:table-cell>
          <table:table-cell office:value-type="float" office:value="56" calcext:value-type="float">
            <text:p>5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59])" office:value-type="string" office:string-value="0000000000000000000003802" calcext:value-type="string">
            <text:p>0000000000000000000003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802" calcext:value-type="float">
            <text:p>3802</text:p>
          </table:table-cell>
          <table:table-cell office:value-type="float" office:value="16707.79" calcext:value-type="float">
            <text:p>16,707.79</text:p>
          </table:table-cell>
          <table:table-cell office:value-type="float" office:value="57" calcext:value-type="float">
            <text:p>5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0])" office:value-type="string" office:string-value="0000000000000000000002300" calcext:value-type="string">
            <text:p>0000000000000000000002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300" calcext:value-type="float">
            <text:p>2300</text:p>
          </table:table-cell>
          <table:table-cell office:value-type="float" office:value="7464.55" calcext:value-type="float">
            <text:p>7,464.55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61])" office:value-type="string" office:string-value="0000000000000000000002800" calcext:value-type="string">
            <text:p>0000000000000000000002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800" calcext:value-type="float">
            <text:p>2800</text:p>
          </table:table-cell>
          <table:table-cell office:value-type="float" office:value="2717.1" calcext:value-type="float">
            <text:p>2,717.10</text:p>
          </table:table-cell>
          <table:table-cell office:value-type="float" office:value="59" calcext:value-type="float">
            <text:p>5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2])" office:value-type="string" office:string-value="0000000000000000000003101" calcext:value-type="string">
            <text:p>0000000000000000000003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101" calcext:value-type="float">
            <text:p>3101</text:p>
          </table:table-cell>
          <table:table-cell office:value-type="float" office:value="7518.4" calcext:value-type="float">
            <text:p>7,518.40</text:p>
          </table:table-cell>
          <table:table-cell office:value-type="float" office:value="60" calcext:value-type="float">
            <text:p>6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63])" office:value-type="string" office:string-value="0000000000000000000004203" calcext:value-type="string">
            <text:p>0000000000000000000004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203" calcext:value-type="float">
            <text:p>4203</text:p>
          </table:table-cell>
          <table:table-cell office:value-type="float" office:value="43273.5" calcext:value-type="float">
            <text:p>43,273.50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4])" office:value-type="string" office:string-value="0000000000000000000003301" calcext:value-type="string">
            <text:p>0000000000000000000003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301" calcext:value-type="float">
            <text:p>3301</text:p>
          </table:table-cell>
          <table:table-cell office:value-type="float" office:value="8987.85" calcext:value-type="float">
            <text:p>8,987.85</text:p>
          </table:table-cell>
          <table:table-cell office:value-type="float" office:value="62" calcext:value-type="float">
            <text:p>6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65])" office:value-type="string" office:string-value="0000000000000000000004102" calcext:value-type="string">
            <text:p>0000000000000000000004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102" calcext:value-type="float">
            <text:p>4102</text:p>
          </table:table-cell>
          <table:table-cell office:value-type="float" office:value="14509.65" calcext:value-type="float">
            <text:p>14,509.65</text:p>
          </table:table-cell>
          <table:table-cell office:value-type="float" office:value="63" calcext:value-type="float">
            <text:p>6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6])" office:value-type="string" office:string-value="0000000000000000000003100" calcext:value-type="string">
            <text:p>0000000000000000000003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100" calcext:value-type="float">
            <text:p>3100</text:p>
          </table:table-cell>
          <table:table-cell office:value-type="float" office:value="8803.1" calcext:value-type="float">
            <text:p>8,803.10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7])" office:value-type="string" office:string-value="0000000000000000000002402" calcext:value-type="string">
            <text:p>00000000000000000000024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402" calcext:value-type="float">
            <text:p>2402</text:p>
          </table:table-cell>
          <table:table-cell office:value-type="float" office:value="51667.93" calcext:value-type="float">
            <text:p>51,667.93</text:p>
          </table:table-cell>
          <table:table-cell office:value-type="float" office:value="65" calcext:value-type="float">
            <text:p>6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68])" office:value-type="string" office:string-value="0000000000000000000003602" calcext:value-type="string">
            <text:p>0000000000000000000003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602" calcext:value-type="float">
            <text:p>3602</text:p>
          </table:table-cell>
          <table:table-cell office:value-type="float" office:value="16197.66" calcext:value-type="float">
            <text:p>16,197.66</text:p>
          </table:table-cell>
          <table:table-cell office:value-type="float" office:value="66" calcext:value-type="float">
            <text:p>6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69])" office:value-type="string" office:string-value="0000000000000000000003903" calcext:value-type="string">
            <text:p>0000000000000000000003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903" calcext:value-type="float">
            <text:p>3903</text:p>
          </table:table-cell>
          <table:table-cell office:value-type="float" office:value="5166" calcext:value-type="float">
            <text:p>5,166.00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70])" office:value-type="string" office:string-value="0000000000000000000004504" calcext:value-type="string">
            <text:p>00000000000000000000045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504" calcext:value-type="float">
            <text:p>4504</text:p>
          </table:table-cell>
          <table:table-cell office:value-type="float" office:value="11688.15" calcext:value-type="float">
            <text:p>11,688.15</text:p>
          </table:table-cell>
          <table:table-cell office:value-type="float" office:value="68" calcext:value-type="float">
            <text:p>6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1])" office:value-type="string" office:string-value="0000000000000000000002002" calcext:value-type="string">
            <text:p>0000000000000000000002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002" calcext:value-type="float">
            <text:p>2002</text:p>
          </table:table-cell>
          <table:table-cell office:value-type="float" office:value="124715.19" calcext:value-type="float">
            <text:p>124,715.19</text:p>
          </table:table-cell>
          <table:table-cell office:value-type="float" office:value="69" calcext:value-type="float">
            <text:p>6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2])" office:value-type="string" office:string-value="0000000000000000000002500" calcext:value-type="string">
            <text:p>0000000000000000000002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500" calcext:value-type="float">
            <text:p>2500</text:p>
          </table:table-cell>
          <table:table-cell office:value-type="float" office:value="13326.35" calcext:value-type="float">
            <text:p>13,326.35</text:p>
          </table:table-cell>
          <table:table-cell office:value-type="float" office:value="70" calcext:value-type="float">
            <text:p>7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3])" office:value-type="string" office:string-value="0000000000000000000002105" calcext:value-type="string">
            <text:p>00000000000000000000021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105" calcext:value-type="float">
            <text:p>2105</text:p>
          </table:table-cell>
          <table:table-cell office:value-type="float" office:value="4039.45" calcext:value-type="float">
            <text:p>4,039.45</text:p>
          </table:table-cell>
          <table:table-cell office:value-type="float" office:value="71" calcext:value-type="float">
            <text:p>7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74])" office:value-type="string" office:string-value="0000000000000000000004103" calcext:value-type="string">
            <text:p>0000000000000000000004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103" calcext:value-type="float">
            <text:p>4103</text:p>
          </table:table-cell>
          <table:table-cell office:value-type="float" office:value="6196.1" calcext:value-type="float">
            <text:p>6,196.10</text:p>
          </table:table-cell>
          <table:table-cell office:value-type="float" office:value="72" calcext:value-type="float">
            <text:p>7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75])" office:value-type="string" office:string-value="0000000000000000000004002" calcext:value-type="string">
            <text:p>0000000000000000000004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002" calcext:value-type="float">
            <text:p>4002</text:p>
          </table:table-cell>
          <table:table-cell office:value-type="float" office:value="10095.54" calcext:value-type="float">
            <text:p>10,095.54</text:p>
          </table:table-cell>
          <table:table-cell office:value-type="float" office:value="73" calcext:value-type="float">
            <text:p>7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76])" office:value-type="string" office:string-value="0000000000000000000002805" calcext:value-type="string">
            <text:p>00000000000000000000028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805" calcext:value-type="float">
            <text:p>2805</text:p>
          </table:table-cell>
          <table:table-cell office:value-type="float" office:value="20676.66" calcext:value-type="float">
            <text:p>20,676.66</text:p>
          </table:table-cell>
          <table:table-cell office:value-type="float" office:value="74" calcext:value-type="float">
            <text:p>7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CONCATENATE(&quot;000000000000000000000&quot;;[.S77])" office:value-type="string" office:string-value="0000000000000000000004601" calcext:value-type="string">
            <text:p>0000000000000000000004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601" calcext:value-type="float">
            <text:p>4601</text:p>
          </table:table-cell>
          <table:table-cell office:value-type="float" office:value="23060.35" calcext:value-type="float">
            <text:p>23,060.35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8])" office:value-type="string" office:string-value="0000000000000000000002400" calcext:value-type="string">
            <text:p>0000000000000000000002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400" calcext:value-type="float">
            <text:p>2400</text:p>
          </table:table-cell>
          <table:table-cell office:value-type="float" office:value="39365" calcext:value-type="float">
            <text:p>39,365.00</text:p>
          </table:table-cell>
          <table:table-cell office:value-type="float" office:value="76" calcext:value-type="float">
            <text:p>7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9])" office:value-type="string" office:string-value="0000000000000000000003300" calcext:value-type="string">
            <text:p>0000000000000000000003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300" calcext:value-type="float">
            <text:p>3300</text:p>
          </table:table-cell>
          <table:table-cell office:value-type="float" office:value="11077.15" calcext:value-type="float">
            <text:p>11,077.15</text:p>
          </table:table-cell>
          <table:table-cell office:value-type="float" office:value="77" calcext:value-type="float">
            <text:p>7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0])" office:value-type="string" office:string-value="0000000000000000000002405" calcext:value-type="string">
            <text:p>00000000000000000000024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405" calcext:value-type="float">
            <text:p>2405</text:p>
          </table:table-cell>
          <table:table-cell office:value-type="float" office:value="12116.29" calcext:value-type="float">
            <text:p>12,116.29</text:p>
          </table:table-cell>
          <table:table-cell office:value-type="float" office:value="78" calcext:value-type="float">
            <text:p>7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1])" office:value-type="string" office:string-value="0000000000000000000002904" calcext:value-type="string">
            <text:p>00000000000000000000029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904" calcext:value-type="float">
            <text:p>2904</text:p>
          </table:table-cell>
          <table:table-cell office:value-type="float" office:value="10080.7" calcext:value-type="float">
            <text:p>10,080.70</text:p>
          </table:table-cell>
          <table:table-cell office:value-type="float" office:value="79" calcext:value-type="float">
            <text:p>7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82])" office:value-type="string" office:string-value="0000000000000000000002801" calcext:value-type="string">
            <text:p>0000000000000000000002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801" calcext:value-type="float">
            <text:p>2801</text:p>
          </table:table-cell>
          <table:table-cell office:value-type="float" office:value="13270.54" calcext:value-type="float">
            <text:p>13,270.54</text:p>
          </table:table-cell>
          <table:table-cell office:value-type="float" office:value="80" calcext:value-type="float">
            <text:p>8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CONCATENATE(&quot;000000000000000000000&quot;;[.S83])" office:value-type="string" office:string-value="0000000000000000000004603" calcext:value-type="string">
            <text:p>00000000000000000000046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603" calcext:value-type="float">
            <text:p>4603</text:p>
          </table:table-cell>
          <table:table-cell office:value-type="float" office:value="17164.34" calcext:value-type="float">
            <text:p>17,164.34</text:p>
          </table:table-cell>
          <table:table-cell office:value-type="float" office:value="81" calcext:value-type="float">
            <text:p>8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84])" office:value-type="string" office:string-value="0000000000000000000004400" calcext:value-type="string">
            <text:p>0000000000000000000004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400" calcext:value-type="float">
            <text:p>4400</text:p>
          </table:table-cell>
          <table:table-cell office:value-type="float" office:value="17036.05" calcext:value-type="float">
            <text:p>17,036.05</text:p>
          </table:table-cell>
          <table:table-cell office:value-type="float" office:value="82" calcext:value-type="float">
            <text:p>8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5])" office:value-type="string" office:string-value="0000000000000000000002306" calcext:value-type="string">
            <text:p>00000000000000000000023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306" calcext:value-type="float">
            <text:p>2306</text:p>
          </table:table-cell>
          <table:table-cell office:value-type="float" office:value="10424.5" calcext:value-type="float">
            <text:p>10,424.50</text:p>
          </table:table-cell>
          <table:table-cell office:value-type="float" office:value="83" calcext:value-type="float">
            <text:p>8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6])" office:value-type="string" office:string-value="0000000000000000000001101" calcext:value-type="string">
            <text:p>0000000000000000000001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1101" calcext:value-type="float">
            <text:p>1101</text:p>
          </table:table-cell>
          <table:table-cell office:value-type="float" office:value="17512.5" calcext:value-type="float">
            <text:p>17,512.50</text:p>
          </table:table-cell>
          <table:table-cell office:value-type="float" office:value="84" calcext:value-type="float">
            <text:p>8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7])" office:value-type="string" office:string-value="0000000000000000000003102" calcext:value-type="string">
            <text:p>0000000000000000000003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102" calcext:value-type="float">
            <text:p>3102</text:p>
          </table:table-cell>
          <table:table-cell office:value-type="float" office:value="21570.29" calcext:value-type="float">
            <text:p>21,570.29</text:p>
          </table:table-cell>
          <table:table-cell office:value-type="float" office:value="85" calcext:value-type="float">
            <text:p>8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8])" office:value-type="string" office:string-value="0000000000000000000002004" calcext:value-type="string">
            <text:p>00000000000000000000020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004" calcext:value-type="float">
            <text:p>2004</text:p>
          </table:table-cell>
          <table:table-cell office:value-type="float" office:value="8713.6" calcext:value-type="float">
            <text:p>8,713.60</text:p>
          </table:table-cell>
          <table:table-cell office:value-type="float" office:value="86" calcext:value-type="float">
            <text:p>8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89])" office:value-type="string" office:string-value="0000000000000000000004100" calcext:value-type="string">
            <text:p>0000000000000000000004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100" calcext:value-type="float">
            <text:p>4100</text:p>
          </table:table-cell>
          <table:table-cell office:value-type="float" office:value="3278.55" calcext:value-type="float">
            <text:p>3,278.55</text:p>
          </table:table-cell>
          <table:table-cell office:value-type="float" office:value="87" calcext:value-type="float">
            <text:p>8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90])" office:value-type="string" office:string-value="0000000000000000000002101" calcext:value-type="string">
            <text:p>0000000000000000000002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101" calcext:value-type="float">
            <text:p>2101</text:p>
          </table:table-cell>
          <table:table-cell office:value-type="float" office:value="15407.4" calcext:value-type="float">
            <text:p>15,407.40</text:p>
          </table:table-cell>
          <table:table-cell office:value-type="float" office:value="88" calcext:value-type="float">
            <text:p>8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91])" office:value-type="string" office:string-value="0000000000000000000004507" calcext:value-type="string">
            <text:p>00000000000000000000045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507" calcext:value-type="float">
            <text:p>4507</text:p>
          </table:table-cell>
          <table:table-cell office:value-type="float" office:value="14407.05" calcext:value-type="float">
            <text:p>14,407.05</text:p>
          </table:table-cell>
          <table:table-cell office:value-type="float" office:value="89" calcext:value-type="float">
            <text:p>8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92])" office:value-type="string" office:string-value="0000000000000000000002906" calcext:value-type="string">
            <text:p>00000000000000000000029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906" calcext:value-type="float">
            <text:p>2906</text:p>
          </table:table-cell>
          <table:table-cell office:value-type="float" office:value="5289.28" calcext:value-type="float">
            <text:p>5,289.28</text:p>
          </table:table-cell>
          <table:table-cell office:value-type="float" office:value="90" calcext:value-type="float">
            <text:p>9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formula="of:=CONCATENATE(&quot;000000000000000000000&quot;;[.S93])" office:value-type="string" office:string-value="0000000000000000000003702" calcext:value-type="string">
            <text:p>00000000000000000000037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702" calcext:value-type="float">
            <text:p>3702</text:p>
          </table:table-cell>
          <table:table-cell office:value-type="float" office:value="31808.79" calcext:value-type="float">
            <text:p>31,808.79</text:p>
          </table:table-cell>
          <table:table-cell office:value-type="float" office:value="91" calcext:value-type="float">
            <text:p>9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94])" office:value-type="string" office:string-value="0000000000000000000003801" calcext:value-type="string">
            <text:p>0000000000000000000003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801" calcext:value-type="float">
            <text:p>3801</text:p>
          </table:table-cell>
          <table:table-cell office:value-type="float" office:value="10929.15" calcext:value-type="float">
            <text:p>10,929.15</text:p>
          </table:table-cell>
          <table:table-cell office:value-type="float" office:value="92" calcext:value-type="float">
            <text:p>9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CONCATENATE(&quot;000000000000000000000&quot;;[.S95])" office:value-type="string" office:string-value="0000000000000000000004600" calcext:value-type="string">
            <text:p>0000000000000000000004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600" calcext:value-type="float">
            <text:p>4600</text:p>
          </table:table-cell>
          <table:table-cell office:value-type="float" office:value="26731.02" calcext:value-type="float">
            <text:p>26,731.02</text:p>
          </table:table-cell>
          <table:table-cell office:value-type="float" office:value="93" calcext:value-type="float">
            <text:p>9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96])" office:value-type="string" office:string-value="0000000000000000000002601" calcext:value-type="string">
            <text:p>0000000000000000000002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601" calcext:value-type="float">
            <text:p>2601</text:p>
          </table:table-cell>
          <table:table-cell office:value-type="float" office:value="28080.65" calcext:value-type="float">
            <text:p>28,080.65</text:p>
          </table:table-cell>
          <table:table-cell office:value-type="float" office:value="94" calcext:value-type="float">
            <text:p>9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97])" office:value-type="string" office:string-value="0000000000000000000004000" calcext:value-type="string">
            <text:p>0000000000000000000004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000" calcext:value-type="float">
            <text:p>4000</text:p>
          </table:table-cell>
          <table:table-cell office:value-type="float" office:value="3431.85" calcext:value-type="float">
            <text:p>3,431.85</text:p>
          </table:table-cell>
          <table:table-cell office:value-type="float" office:value="95" calcext:value-type="float">
            <text:p>9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98])" office:value-type="string" office:string-value="0000000000000000000002407" calcext:value-type="string">
            <text:p>00000000000000000000024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407" calcext:value-type="float">
            <text:p>2407</text:p>
          </table:table-cell>
          <table:table-cell office:value-type="float" office:value="2458.25" calcext:value-type="float">
            <text:p>2,458.25</text:p>
          </table:table-cell>
          <table:table-cell office:value-type="float" office:value="96" calcext:value-type="float">
            <text:p>9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99])" office:value-type="string" office:string-value="0000000000000000000003901" calcext:value-type="string">
            <text:p>0000000000000000000003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901" calcext:value-type="float">
            <text:p>3901</text:p>
          </table:table-cell>
          <table:table-cell office:value-type="float" office:value="6446.46" calcext:value-type="float">
            <text:p>6,446.46</text:p>
          </table:table-cell>
          <table:table-cell office:value-type="float" office:value="97" calcext:value-type="float">
            <text:p>9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0])" office:value-type="string" office:string-value="0000000000000000000002404" calcext:value-type="string">
            <text:p>00000000000000000000024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404" calcext:value-type="float">
            <text:p>2404</text:p>
          </table:table-cell>
          <table:table-cell office:value-type="float" office:value="25310.05" calcext:value-type="float">
            <text:p>25,310.05</text:p>
          </table:table-cell>
          <table:table-cell office:value-type="float" office:value="98" calcext:value-type="float">
            <text:p>9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01])" office:value-type="string" office:string-value="0000000000000000000002807" calcext:value-type="string">
            <text:p>00000000000000000000028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807" calcext:value-type="float">
            <text:p>2807</text:p>
          </table:table-cell>
          <table:table-cell office:value-type="float" office:value="2755.1" calcext:value-type="float">
            <text:p>2,755.10</text:p>
          </table:table-cell>
          <table:table-cell office:value-type="float" office:value="99" calcext:value-type="float">
            <text:p>9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02])" office:value-type="string" office:string-value="0000000000000000000002804" calcext:value-type="string">
            <text:p>00000000000000000000028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804" calcext:value-type="float">
            <text:p>2804</text:p>
          </table:table-cell>
          <table:table-cell office:value-type="float" office:value="6180.55" calcext:value-type="float">
            <text:p>6,180.55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3])" office:value-type="string" office:string-value="0000000000000000000003202" calcext:value-type="string">
            <text:p>0000000000000000000003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202" calcext:value-type="float">
            <text:p>3202</text:p>
          </table:table-cell>
          <table:table-cell office:value-type="float" office:value="30723.4" calcext:value-type="float">
            <text:p>30,723.40</text:p>
          </table:table-cell>
          <table:table-cell office:value-type="float" office:value="101" calcext:value-type="float">
            <text:p>10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formula="of:=CONCATENATE(&quot;000000000000000000000&quot;;[.S104])" office:value-type="string" office:string-value="0000000000000000000003700" calcext:value-type="string">
            <text:p>0000000000000000000003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700" calcext:value-type="float">
            <text:p>3700</text:p>
          </table:table-cell>
          <table:table-cell office:value-type="float" office:value="5574.82" calcext:value-type="float">
            <text:p>5,574.82</text:p>
          </table:table-cell>
          <table:table-cell office:value-type="float" office:value="102" calcext:value-type="float">
            <text:p>10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5])" office:value-type="string" office:string-value="0000000000000000000002401" calcext:value-type="string">
            <text:p>00000000000000000000024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401" calcext:value-type="float">
            <text:p>2401</text:p>
          </table:table-cell>
          <table:table-cell office:value-type="float" office:value="17565.5" calcext:value-type="float">
            <text:p>17,565.50</text:p>
          </table:table-cell>
          <table:table-cell office:value-type="float" office:value="103" calcext:value-type="float">
            <text:p>10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6])" office:value-type="string" office:string-value="0000000000000000000002001" calcext:value-type="string">
            <text:p>0000000000000000000002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001" calcext:value-type="float">
            <text:p>2001</text:p>
          </table:table-cell>
          <table:table-cell office:value-type="float" office:value="40636.8" calcext:value-type="float">
            <text:p>40,636.80</text:p>
          </table:table-cell>
          <table:table-cell office:value-type="float" office:value="104" calcext:value-type="float">
            <text:p>10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7])" office:value-type="string" office:string-value="0000000000000000000002406" calcext:value-type="string">
            <text:p>00000000000000000000024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406" calcext:value-type="float">
            <text:p>2406</text:p>
          </table:table-cell>
          <table:table-cell office:value-type="float" office:value="20528.85" calcext:value-type="float">
            <text:p>20,528.85</text:p>
          </table:table-cell>
          <table:table-cell office:value-type="float" office:value="105" calcext:value-type="float">
            <text:p>10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08])" office:value-type="string" office:string-value="0000000000000000000003803" calcext:value-type="string">
            <text:p>0000000000000000000003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803" calcext:value-type="float">
            <text:p>3803</text:p>
          </table:table-cell>
          <table:table-cell office:value-type="float" office:value="22136" calcext:value-type="float">
            <text:p>22,136.00</text:p>
          </table:table-cell>
          <table:table-cell office:value-type="float" office:value="106" calcext:value-type="float">
            <text:p>10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9])" office:value-type="string" office:string-value="0000000000000000000002100" calcext:value-type="string">
            <text:p>0000000000000000000002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100" calcext:value-type="float">
            <text:p>2100</text:p>
          </table:table-cell>
          <table:table-cell office:value-type="float" office:value="17140.3" calcext:value-type="float">
            <text:p>17,140.30</text:p>
          </table:table-cell>
          <table:table-cell office:value-type="float" office:value="107" calcext:value-type="float">
            <text:p>10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0])" office:value-type="string" office:string-value="0000000000000000000003000" calcext:value-type="string">
            <text:p>0000000000000000000003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000" calcext:value-type="float">
            <text:p>3000</text:p>
          </table:table-cell>
          <table:table-cell office:value-type="float" office:value="18688.4" calcext:value-type="float">
            <text:p>18,688.40</text:p>
          </table:table-cell>
          <table:table-cell office:value-type="float" office:value="108" calcext:value-type="float">
            <text:p>10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11])" office:value-type="string" office:string-value="0000000000000000000004700" calcext:value-type="string">
            <text:p>0000000000000000000004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700" calcext:value-type="float">
            <text:p>4700</text:p>
          </table:table-cell>
          <table:table-cell office:value-type="float" office:value="11333.6" calcext:value-type="float">
            <text:p>11,333.60</text:p>
          </table:table-cell>
          <table:table-cell office:value-type="float" office:value="109" calcext:value-type="float">
            <text:p>10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CONCATENATE(&quot;000000000000000000000&quot;;[.S112])" office:value-type="string" office:string-value="0000000000000000000002702" calcext:value-type="string">
            <text:p>00000000000000000000027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702" calcext:value-type="float">
            <text:p>2702</text:p>
          </table:table-cell>
          <table:table-cell office:value-type="float" office:value="8204" calcext:value-type="float">
            <text:p>8,204.00</text:p>
          </table:table-cell>
          <table:table-cell office:value-type="float" office:value="110" calcext:value-type="float">
            <text:p>11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3])" office:value-type="string" office:string-value="0000000000000000000003002" calcext:value-type="string">
            <text:p>0000000000000000000003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002" calcext:value-type="float">
            <text:p>3002</text:p>
          </table:table-cell>
          <table:table-cell office:value-type="float" office:value="24949.44" calcext:value-type="float">
            <text:p>24,949.44</text:p>
          </table:table-cell>
          <table:table-cell office:value-type="float" office:value="111" calcext:value-type="float">
            <text:p>11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CONCATENATE(&quot;000000000000000000000&quot;;[.S114])" office:value-type="string" office:string-value="0000000000000000000002700" calcext:value-type="string">
            <text:p>0000000000000000000002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700" calcext:value-type="float">
            <text:p>2700</text:p>
          </table:table-cell>
          <table:table-cell office:value-type="float" office:value="23486.5" calcext:value-type="float">
            <text:p>23,486.50</text:p>
          </table:table-cell>
          <table:table-cell office:value-type="float" office:value="112" calcext:value-type="float">
            <text:p>11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15])" office:value-type="string" office:string-value="0000000000000000000003900" calcext:value-type="string">
            <text:p>0000000000000000000003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900" calcext:value-type="float">
            <text:p>3900</text:p>
          </table:table-cell>
          <table:table-cell office:value-type="float" office:value="6338.4" calcext:value-type="float">
            <text:p>6,338.40</text:p>
          </table:table-cell>
          <table:table-cell office:value-type="float" office:value="113" calcext:value-type="float">
            <text:p>11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6])" office:value-type="string" office:string-value="0000000000000000000001302" calcext:value-type="string">
            <text:p>0000000000000000000001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1302" calcext:value-type="float">
            <text:p>1302</text:p>
          </table:table-cell>
          <table:table-cell office:value-type="float" office:value="2280.95" calcext:value-type="float">
            <text:p>2,280.95</text:p>
          </table:table-cell>
          <table:table-cell office:value-type="float" office:value="114" calcext:value-type="float">
            <text:p>11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7])" office:value-type="string" office:string-value="0000000000000000000003302" calcext:value-type="string">
            <text:p>0000000000000000000003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302" calcext:value-type="float">
            <text:p>3302</text:p>
          </table:table-cell>
          <table:table-cell office:value-type="float" office:value="15611.78" calcext:value-type="float">
            <text:p>15,611.78</text:p>
          </table:table-cell>
          <table:table-cell office:value-type="float" office:value="115" calcext:value-type="float">
            <text:p>11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8])" office:value-type="string" office:string-value="0000000000000000000002900" calcext:value-type="string">
            <text:p>0000000000000000000002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900" calcext:value-type="float">
            <text:p>2900</text:p>
          </table:table-cell>
          <table:table-cell office:value-type="float" office:value="17047.35" calcext:value-type="float">
            <text:p>17,047.35</text:p>
          </table:table-cell>
          <table:table-cell office:value-type="float" office:value="116" calcext:value-type="float">
            <text:p>11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119])" office:value-type="string" office:string-value="0000000000000000000004508" calcext:value-type="string">
            <text:p>00000000000000000000045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508" calcext:value-type="float">
            <text:p>4508</text:p>
          </table:table-cell>
          <table:table-cell office:value-type="float" office:value="27630.39" calcext:value-type="float">
            <text:p>27,630.39</text:p>
          </table:table-cell>
          <table:table-cell office:value-type="float" office:value="117" calcext:value-type="float">
            <text:p>11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0])" office:value-type="string" office:string-value="0000000000000000000002301" calcext:value-type="string">
            <text:p>0000000000000000000002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301" calcext:value-type="float">
            <text:p>2301</text:p>
          </table:table-cell>
          <table:table-cell office:value-type="float" office:value="62169.4" calcext:value-type="float">
            <text:p>62,169.40</text:p>
          </table:table-cell>
          <table:table-cell office:value-type="float" office:value="118" calcext:value-type="float">
            <text:p>11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1])" office:value-type="string" office:string-value="0000000000000000000002302" calcext:value-type="string">
            <text:p>0000000000000000000002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302" calcext:value-type="float">
            <text:p>2302</text:p>
          </table:table-cell>
          <table:table-cell office:value-type="float" office:value="12086.7" calcext:value-type="float">
            <text:p>12,086.70</text:p>
          </table:table-cell>
          <table:table-cell office:value-type="float" office:value="119" calcext:value-type="float">
            <text:p>11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2])" office:value-type="string" office:string-value="0000000000000000000002603" calcext:value-type="string">
            <text:p>00000000000000000000026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603" calcext:value-type="float">
            <text:p>2603</text:p>
          </table:table-cell>
          <table:table-cell office:value-type="float" office:value="18382.7" calcext:value-type="float">
            <text:p>18,382.70</text:p>
          </table:table-cell>
          <table:table-cell office:value-type="float" office:value="120" calcext:value-type="float">
            <text:p>12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23])" office:value-type="string" office:string-value="0000000000000000000002803" calcext:value-type="string">
            <text:p>0000000000000000000002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803" calcext:value-type="float">
            <text:p>2803</text:p>
          </table:table-cell>
          <table:table-cell office:value-type="float" office:value="9975.05" calcext:value-type="float">
            <text:p>9,975.05</text:p>
          </table:table-cell>
          <table:table-cell office:value-type="float" office:value="121" calcext:value-type="float">
            <text:p>12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4])" office:value-type="string" office:string-value="0000000000000000000002202" calcext:value-type="string">
            <text:p>0000000000000000000002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202" calcext:value-type="float">
            <text:p>2202</text:p>
          </table:table-cell>
          <table:table-cell office:value-type="float" office:value="4965.75" calcext:value-type="float">
            <text:p>4,965.75</text:p>
          </table:table-cell>
          <table:table-cell office:value-type="float" office:value="122" calcext:value-type="float">
            <text:p>12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25])" office:value-type="string" office:string-value="0000000000000000000004101" calcext:value-type="string">
            <text:p>0000000000000000000004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4101" calcext:value-type="float">
            <text:p>4101</text:p>
          </table:table-cell>
          <table:table-cell office:value-type="float" office:value="12199.9" calcext:value-type="float">
            <text:p>12,199.90</text:p>
          </table:table-cell>
          <table:table-cell office:value-type="float" office:value="123" calcext:value-type="float">
            <text:p>12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CONCATENATE(&quot;000000000000000000000&quot;;[.S126])" office:value-type="string" office:string-value="0000000000000000000002703" calcext:value-type="string">
            <text:p>00000000000000000000027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703" calcext:value-type="float">
            <text:p>2703</text:p>
          </table:table-cell>
          <table:table-cell office:value-type="float" office:value="3368" calcext:value-type="float">
            <text:p>3,368.00</text:p>
          </table:table-cell>
          <table:table-cell office:value-type="float" office:value="124" calcext:value-type="float">
            <text:p>12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7])" office:value-type="string" office:string-value="0000000000000000000002201" calcext:value-type="string">
            <text:p>0000000000000000000002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201" calcext:value-type="float">
            <text:p>2201</text:p>
          </table:table-cell>
          <table:table-cell office:value-type="float" office:value="6891.55" calcext:value-type="float">
            <text:p>6,891.55</text:p>
          </table:table-cell>
          <table:table-cell office:value-type="float" office:value="125" calcext:value-type="float">
            <text:p>12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8])" office:value-type="string" office:string-value="0000000000000000000002403" calcext:value-type="string">
            <text:p>00000000000000000000024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2403" calcext:value-type="float">
            <text:p>2403</text:p>
          </table:table-cell>
          <table:table-cell office:value-type="float" office:value="126630.11" calcext:value-type="float">
            <text:p>126,630.11</text:p>
          </table:table-cell>
          <table:table-cell office:value-type="float" office:value="126" calcext:value-type="float">
            <text:p>12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9])" office:value-type="string" office:string-value="0000000000000000000003303" calcext:value-type="string">
            <text:p>0000000000000000000003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3303" calcext:value-type="float">
            <text:p>3303</text:p>
          </table:table-cell>
          <table:table-cell office:value-type="float" office:value="22634.72" calcext:value-type="float">
            <text:p>22,634.72</text:p>
          </table:table-cell>
          <table:table-cell office:value-type="float" office:value="127" calcext:value-type="float">
            <text:p>12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30])" office:value-type="string" office:string-value="0000000000000000000001303" calcext:value-type="string">
            <text:p>0000000000000000000001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1303" calcext:value-type="float">
            <text:p>1303</text:p>
          </table:table-cell>
          <table:table-cell office:value-type="float" office:value="21928.9" calcext:value-type="float">
            <text:p>21,928.90</text:p>
          </table:table-cell>
          <table:table-cell office:value-type="float" office:value="128" calcext:value-type="float">
            <text:p>12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31])" office:value-type="string" office:string-value="0000000000000000000001201" calcext:value-type="string">
            <text:p>0000000000000000000001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ARZO 2014</text:p>
          </table:table-cell>
          <table:table-cell table:style-name="ce5" office:value-type="float" office:value="1201" calcext:value-type="float">
            <text:p>1201</text:p>
          </table:table-cell>
          <table:table-cell office:value-type="float" office:value="10214.8" calcext:value-type="float">
            <text:p>10,214.80</text:p>
          </table:table-cell>
          <table:table-cell office:value-type="float" office:value="129" calcext:value-type="float">
            <text:p>129</text:p>
          </table:table-cell>
          <table:table-cell table:style-name="ce3"/>
          <table:table-cell table:number-columns-repeated="1002"/>
        </table:table-row>
        <table:table-row table:style-name="ro1">
          <table:table-cell table:number-columns-repeated="3"/>
          <table:table-cell table:style-name="ce4"/>
          <table:table-cell table:number-columns-repeated="17"/>
          <table:table-cell table:style-name="ce3"/>
          <table:table-cell table:number-columns-repeated="1002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Hoja1.$A$1" table:cell-range-address="$Hoja1.$G$2:.$H$2"/>
        </table:named-expressions>
      </table:table>
      <table:table table:name="Hoja2" table:style-name="ta2">
        <table:table-column table:style-name="co18" table:number-columns-repeated="2" table:default-cell-style-name="ce2"/>
        <table:table-column table:style-name="co19" table:default-cell-style-name="ce2"/>
        <table:table-column table:style-name="co18" table:number-columns-repeated="2" table:default-cell-style-name="ce2"/>
        <table:table-column table:style-name="co14" table:default-cell-style-name="ce2"/>
        <table:table-column table:style-name="co20" table:default-cell-style-name="ce2"/>
        <table:table-column table:style-name="co18" table:number-columns-repeated="250" table:default-cell-style-name="ce2"/>
        <table:table-column table:style-name="co18" table:number-columns-repeated="767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$Hoja1.C3]" office:value-type="float" office:value="0" calcext:value-type="float">
            <text:p>0</text:p>
          </table:table-cell>
          <table:table-cell table:formula="of:=[$Hoja1.D3]" office:value-type="string" office:string-value="2014-03-31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$Hoja1.R3]" office:value-type="string" office:string-value="PROVISION ANTIGUEDAD PRESTACIONES SOCIALES EMPLEADOS MARZO 2014" calcext:value-type="string">
            <text:p>PROVISION ANTIGUEDAD PRESTACIONES SOCIALES EMPLEADOS MARZ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8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NA()" office:value-type="string" office:string-value="#N/A" calcext:value-type="error">
            <text:p>#N/A</text:p>
          </table:table-cell>
          <table:table-cell table:number-columns-repeated="1006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SHARED_FORMULA_13_35_13_35_0" table:base-cell-address="$Hoja1.$N$36" table:cell-range-address=".B36"/>
        <table:named-range table:name="SHARED_FORMULA_13_3_13_3_0" table:base-cell-address="$Hoja1.$N$4" table:cell-range-address=".B4"/>
        <table:named-range table:name="SHARED_FORMULA_13_67_13_67_0" table:base-cell-address="$Hoja1.$N$68" table:cell-range-address=".B68"/>
        <table:named-range table:name="SHARED_FORMULA_13_99_13_99_0" table:base-cell-address="$Hoja1.$N$100" table:cell-range-address=".B100"/>
        <table:named-expression table:name="SHARED_FORMULA_8_2_8_2_0" table:base-cell-address="$Hoja1.$I$3" table:expression="CONCATENATE(&quot;000000000000000000000&quot;;[.S3])"/>
        <table:named-expression table:name="SHARED_FORMULA_8_34_8_34_0" table:base-cell-address="$Hoja1.$I$35" table:expression="CONCATENATE(&quot;000000000000000000000&quot;;[.S35])"/>
        <table:named-expression table:name="SHARED_FORMULA_8_66_8_66_0" table:base-cell-address="$Hoja1.$I$67" table:expression="CONCATENATE(&quot;000000000000000000000&quot;;[.S67])"/>
        <table:named-expression table:name="SHARED_FORMULA_8_98_8_98_0" table:base-cell-address="$Hoja1.$I$99" table:expression="CONCATENATE(&quot;000000000000000000000&quot;;[.S99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Bs. l </number:text>
      <number:number number:decimal-places="0" number:min-integer-digits="1" number:grouping="true"/>
    </number:number-style>
    <number:number-style style:name="N120">
      <number:text>Bs. l 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Bs. l </number:text>
      <number:number number:decimal-places="0" number:min-integer-digits="1" number:grouping="true"/>
    </number:number-style>
    <number:number-style style:name="N121">
      <style:text-properties fo:color="#ff0000"/>
      <number:text>Bs. l 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Bs. l </number:text>
      <number:number number:decimal-places="2" number:min-integer-digits="1" number:grouping="true"/>
    </number:number-style>
    <number:number-style style:name="N122">
      <number:text>Bs. l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Bs. l </number:text>
      <number:number number:decimal-places="2" number:min-integer-digits="1" number:grouping="true"/>
    </number:number-style>
    <number:number-style style:name="N123">
      <style:text-properties fo:color="#ff0000"/>
      <number:text>Bs. l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Bs. l 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Bs. l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5P2" style:volatile="true">
      <number:text> Bs. l 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Bs. l 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Bs. l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Bs. 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32">
      <number:day number:style="long"/>
      <number:text>/</number:text>
      <number:month number:style="long"/>
      <number:text>/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deras</meta:initial-creator>
    <meta:creation-date>2015-03-19T14:52:34</meta:creation-date>
    <dc:creator>maderas</dc:creator>
    <dc:date>2015-03-19T14:52:34</dc:date>
    <meta:document-statistic meta:table-count="2" meta:cell-count="2253" meta:object-count="0"/>
    <meta:generator>LibreOffice/4.1.4.2$Linux_X86_64 LibreOffice_project/410m0$Build-2</meta:generator>
  </office:meta>
</office:document-meta>
</file>